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7">
      <style:paragraph-properties fo:padding="0.0193in" fo:border="0.0008in solid #d9d9e3"/>
    </style:style>
    <style:style style:name="P9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здание полноценного учебника по SQL требует много материала, но вот общая структура и темы, которые обычно включают в такие учебники:</text:p>
      <text:h text:style-name="P16" text:outline-level="3">Часть 1: Введение в SQL</text:h>
      <text:list xml:id="list1782767013858199806" text:style-name="L1">
        <text:list-item>
          <text:p text:style-name="P2"><text:span text:style-name="Strong_20_Emphasis">Основы баз данных</text:span></text:p>
          <text:list>
            <text:list-item>
              <text:p text:style-name="P9">Реляционные базы данных</text:p>
            </text:list-item>
            <text:list-item>
              <text:p text:style-name="P9">Типы данных в SQL</text:p>
            </text:list-item>
          </text:list>
        </text:list-item>
        <text:list-item>
          <text:p text:style-name="P2"><text:span text:style-name="Strong_20_Emphasis">Основные операции SQL</text:span></text:p>
          <text:list>
            <text:list-item>
              <text:p text:style-name="P9">SELECT, INSERT, UPDATE, DELETE</text:p>
            </text:list-item>
            <text:list-item>
              <text:p text:style-name="P9">Фильтрация данных (WHERE)</text:p>
            </text:list-item>
            <text:list-item>
              <text:p text:style-name="P9">Сортировка данных (ORDER BY)</text:p>
            </text:list-item>
            <text:list-item>
              <text:p text:style-name="P2">Ограничение результатов (LIMIT)</text:p>
            </text:list-item>
          </text:list>
        </text:list-item>
      </text:list>
      <text:h text:style-name="P16" text:outline-level="3">Часть 2: Расширенные операции SQL</text:h>
      <text:list xml:id="list3025035933445785977" text:style-name="L2">
        <text:list-item>
          <text:p text:style-name="P3"><text:span text:style-name="Strong_20_Emphasis">Условные операторы</text:span></text:p>
          <text:list>
            <text:list-item>
              <text:p text:style-name="P10">IF, CASE</text:p>
            </text:list-item>
          </text:list>
        </text:list-item>
        <text:list-item>
          <text:p text:style-name="P3"><text:span text:style-name="Strong_20_Emphasis">Функции</text:span></text:p>
          <text:list>
            <text:list-item>
              <text:p text:style-name="P10">Встроенные функции (например, функции даты и времени, строковые функции)</text:p>
            </text:list-item>
            <text:list-item>
              <text:p text:style-name="P10">Пользовательские функции</text:p>
            </text:list-item>
          </text:list>
        </text:list-item>
        <text:list-item>
          <text:p text:style-name="P3"><text:span text:style-name="Strong_20_Emphasis">Соединения (JOIN)</text:span></text:p>
          <text:list>
            <text:list-item>
              <text:p text:style-name="P10">INNER JOIN, LEFT JOIN, RIGHT JOIN, FULL OUTER JOIN</text:p>
            </text:list-item>
            <text:list-item>
              <text:p text:style-name="P3">JOIN с использованием подзапросов</text:p>
            </text:list-item>
          </text:list>
        </text:list-item>
      </text:list>
      <text:h text:style-name="P16" text:outline-level="3">Часть 3: Управление данными</text:h>
      <text:list xml:id="list5410427926981453523" text:style-name="L3">
        <text:list-item>
          <text:p text:style-name="P4"><text:span text:style-name="Strong_20_Emphasis">Создание и управление таблицами</text:span></text:p>
          <text:list>
            <text:list-item>
              <text:p text:style-name="P11">Создание таблиц</text:p>
            </text:list-item>
            <text:list-item>
              <text:p text:style-name="P11">ALTER TABLE</text:p>
            </text:list-item>
            <text:list-item>
              <text:p text:style-name="P11">Удаление таблиц</text:p>
            </text:list-item>
          </text:list>
        </text:list-item>
        <text:list-item>
          <text:p text:style-name="P4"><text:span text:style-name="Strong_20_Emphasis">Индексы и оптимизация запросов</text:span></text:p>
          <text:list>
            <text:list-item>
              <text:p text:style-name="P11">Создание индексов</text:p>
            </text:list-item>
            <text:list-item>
              <text:p text:style-name="P4">Оптимизация запросов</text:p>
            </text:list-item>
          </text:list>
        </text:list-item>
      </text:list>
      <text:h text:style-name="P16" text:outline-level="3">Часть 4: Управление доступом и транзакции</text:h>
      <text:list xml:id="list2623702262979421849" text:style-name="L4">
        <text:list-item>
          <text:p text:style-name="P5"><text:span text:style-name="Strong_20_Emphasis">Управление правами доступа</text:span></text:p>
          <text:list>
            <text:list-item>
              <text:p text:style-name="P12">GRANT, REVOKE</text:p>
            </text:list-item>
            <text:list-item>
              <text:p text:style-name="P12">Управление пользователями и ролями</text:p>
            </text:list-item>
          </text:list>
        </text:list-item>
        <text:list-item>
          <text:p text:style-name="P5"><text:span text:style-name="Strong_20_Emphasis">Транзакции и сохранность данных</text:span></text:p>
          <text:list>
            <text:list-item>
              <text:p text:style-name="P12">ACID-свойства</text:p>
            </text:list-item>
            <text:list-item>
              <text:p text:style-name="P5"><text:soft-page-break/>Управление транзакциями</text:p>
            </text:list-item>
          </text:list>
        </text:list-item>
      </text:list>
      <text:h text:style-name="P16" text:outline-level="3">Часть 5: Расширенные темы</text:h>
      <text:list xml:id="list7392591424557846764" text:style-name="L5">
        <text:list-item>
          <text:p text:style-name="P6"><text:span text:style-name="Strong_20_Emphasis">Подзапросы</text:span></text:p>
          <text:list>
            <text:list-item>
              <text:p text:style-name="P13">Вложенные запросы</text:p>
            </text:list-item>
            <text:list-item>
              <text:p text:style-name="P13">Коррелированные подзапросы</text:p>
            </text:list-item>
          </text:list>
        </text:list-item>
        <text:list-item>
          <text:p text:style-name="P6"><text:span text:style-name="Strong_20_Emphasis">Виды и хранимые процедуры</text:span></text:p>
          <text:list>
            <text:list-item>
              <text:p text:style-name="P13">Создание и использование видов (VIEW)</text:p>
            </text:list-item>
            <text:list-item>
              <text:p text:style-name="P13">Создание и вызов хранимых процедур</text:p>
            </text:list-item>
          </text:list>
        </text:list-item>
        <text:list-item>
          <text:p text:style-name="P6"><text:span text:style-name="Strong_20_Emphasis">Работа с JSON и другими типами данных</text:span></text:p>
          <text:list>
            <text:list-item>
              <text:p text:style-name="P13">Работа с JSON в SQL</text:p>
            </text:list-item>
            <text:list-item>
              <text:p text:style-name="P6">Работа с массивами и другими нетипичными типами данных</text:p>
            </text:list-item>
          </text:list>
        </text:list-item>
      </text:list>
      <text:h text:style-name="P16" text:outline-level="3">Часть 6: Продвинутые темы</text:h>
      <text:list xml:id="list2644397213756018804" text:style-name="L6">
        <text:list-item>
          <text:p text:style-name="P7"><text:span text:style-name="Strong_20_Emphasis">Аналитические функции</text:span></text:p>
          <text:list>
            <text:list-item>
              <text:p text:style-name="P14">WINDOW функции</text:p>
            </text:list-item>
            <text:list-item>
              <text:p text:style-name="P14">Ранжирование данных</text:p>
            </text:list-item>
          </text:list>
        </text:list-item>
        <text:list-item>
          <text:p text:style-name="P7"><text:span text:style-name="Strong_20_Emphasis">Работа с большими объемами данных</text:span></text:p>
          <text:list>
            <text:list-item>
              <text:p text:style-name="P14">Работа с Big Data</text:p>
            </text:list-item>
            <text:list-item>
              <text:p text:style-name="P7">Оптимизация запросов для больших объемов данных</text:p>
            </text:list-item>
          </text:list>
        </text:list-item>
      </text:list>
      <text:h text:style-name="P16" text:outline-level="3">Часть 7: Инструменты и расширения</text:h>
      <text:list xml:id="list3137875455122564452" text:style-name="L7">
        <text:list-item>
          <text:p text:style-name="P8"><text:span text:style-name="Strong_20_Emphasis">Инструменты для работы с SQL</text:span></text:p>
          <text:list>
            <text:list-item>
              <text:p text:style-name="P15">SQL IDEs и клиенты для работы с базами данных</text:p>
            </text:list-item>
            <text:list-item>
              <text:p text:style-name="P15">Основы работы с различными СУБД (MySQL, PostgreSQL, SQL Server и т.д.)</text:p>
            </text:list-item>
          </text:list>
        </text:list-item>
        <text:list-item>
          <text:p text:style-name="P8"><text:span text:style-name="Strong_20_Emphasis">Работа с XML</text:span></text:p>
          <text:list>
            <text:list-item>
              <text:p text:style-name="P8">Импорт и экспорт данных в формате XML</text:p>
            </text:list-item>
          </text:list>
        </text:list-item>
      </text:list>
      <text:p text:style-name="P1">Это лишь общая структура, и каждая тема может быть раскрыта в глубину с примерами, упражнениями и дополнительным материалом. Также важно включить практические примеры и задания для учеников для закрепления материал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2:41:18.74</dc:date>
    <meta:document-statistic meta:table-count="0" meta:image-count="0" meta:object-count="0" meta:page-count="2" meta:paragraph-count="58" meta:word-count="319" meta:character-count="1932"/>
    <dc:creator>Dima Wide</dc:creator>
    <meta:user-defined meta:name="Info 1"/>
    <meta:user-defined meta:name="Info 2"/>
    <meta:user-defined meta:name="Info 3"/>
    <meta:user-defined meta:name="Info 4"/>
  </office:meta>
</office:document-meta>
</file>